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Permission.writeObject( java . io . ObjectOutpu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PermissionCollection.implies( Permission permi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undlePermission.implies( Permission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ndlePermission.BundlePermission( String symbolicName , String 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ermission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ermissionCollection.Bundle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Permission.init( int m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Permission.getAction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undlePermission.readObject( java . io . ObjectInputStream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ermission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ndlePermissionCollection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ermission.BundlePermission( String symbolicName ,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Permission.getMask( String actions )</text:p>
          </table:table-cell>
          <table:table-cell office:value-type="float" office:value="75">
            <text:p text:style-name="Table_20_Contents">75</text:p>
          </table:table-cell>
          <table:table-cell office:value-type="float" office:value="181">
            <text:p text:style-name="Table_20_Contents">181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BundlePermissionCollection.add( Permission permi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